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4" style:family="graphic" style:parent-style-name="objectwithoutfill">
      <style:graphic-properties draw:stroke-dash="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6" style:family="graphic" style:parent-style-name="objectwithoutfill">
      <style:graphic-properties draw:stroke="soli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58cm" svg:height="1.905cm" svg:x="1.841cm" svg:y="10.87cm">
          <text:p text:style-name="P1">/dev/vg-mars/dev_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58cm" svg:height="1.905cm" svg:x="4.048cm" svg:y="4.175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58cm" svg:height="1.905cm" svg:x="14.843cm" svg:y="4.175cm">
          <text:p text:style-name="P1">/dev/mars/res_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271cm" svg:height="1.905cm" svg:x="14.589cm" svg:y="10.906cm">
          <text:p text:style-name="P1">/mars/resource-res_1/log-*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271cm" svg:height="1.905cm" svg:x="30.083cm" svg:y="11.033cm">
          <text:p text:style-name="P1">/mars/resource-res_1/log-*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58cm" svg:height="1.905cm" svg:x="42.783cm" svg:y="11.033cm">
          <text:p text:style-name="P1">/dev/vg-mars/dev_1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419cm" svg:height="1.195cm" svg:x="8.239cm" svg:y="2.016cm">
          <draw:text-box>
            <text:p><text:span text:style-name="T1">HOST_1 (primary)</text:span></text:p>
          </draw:text-box>
        </draw:frame>
        <draw:frame draw:style-name="gr2" draw:text-style-name="P2" draw:layer="layout" svg:width="8.499cm" svg:height="1.195cm" svg:x="33.512cm" svg:y="2.345cm">
          <draw:text-box>
            <text:p><text:span text:style-name="T1">HOST_2 (secondary)</text:span></text:p>
          </draw:text-box>
        </draw:frame>
        <draw:line draw:style-name="gr3" draw:text-style-name="P1" draw:layer="layout" svg:x1="11.287cm" svg:y1="5.191cm" svg:x2="14.716cm" svg:y2="5.191cm">
          <text:p/>
        </draw:line>
        <draw:frame draw:style-name="gr2" draw:layer="layout" svg:width="3.11cm" svg:height="0.962cm" svg:x="11.377cm" svg:y="4.074cm">
          <draw:text-box>
            <text:p>writes (1)</text:p>
          </draw:text-box>
        </draw:frame>
        <draw:line draw:style-name="gr3" draw:text-style-name="P1" draw:layer="layout" svg:x1="17.891cm" svg:y1="6.334cm" svg:x2="17.129cm" svg:y2="10.652cm">
          <text:p/>
        </draw:line>
        <draw:frame draw:style-name="gr2" draw:layer="layout" svg:width="4.697cm" svg:height="0.962cm" svg:x="17.448cm" svg:y="7.912cm">
          <draw:text-box>
            <text:p>mars writes (2)</text:p>
          </draw:text-box>
        </draw:frame>
        <draw:frame draw:style-name="gr2" draw:layer="layout" svg:width="4.765cm" svg:height="0.962cm" svg:x="9.57cm" svg:y="10.652cm">
          <draw:text-box>
            <text:p>mars replay (3)</text:p>
          </draw:text-box>
        </draw:frame>
        <draw:line draw:style-name="gr3" draw:text-style-name="P1" draw:layer="layout" svg:x1="14.335cm" svg:y1="11.922cm" svg:x2="9.001cm" svg:y2="11.922cm">
          <text:p/>
        </draw:line>
        <draw:line draw:style-name="gr4" draw:text-style-name="P1" draw:layer="layout" svg:x1="26.4cm" svg:y1="1.635cm" svg:x2="26.527cm" svg:y2="15.732cm">
          <text:p/>
        </draw:line>
        <draw:line draw:style-name="gr3" draw:text-style-name="P1" draw:layer="layout" svg:x1="23.987cm" svg:y1="11.922cm" svg:x2="29.956cm" svg:y2="11.922cm">
          <text:p/>
        </draw:line>
        <draw:frame draw:style-name="gr5" draw:layer="layout" svg:width="4.346cm" svg:height="1.016cm" svg:x="27.416cm" svg:y="14.208cm">
          <draw:text-box>
            <text:p>mars sync (0)</text:p>
          </draw:text-box>
        </draw:frame>
        <draw:frame draw:style-name="gr2" draw:layer="layout" svg:width="4.765cm" svg:height="0.962cm" svg:x="39.034cm" svg:y="9.817cm">
          <draw:text-box>
            <text:p>mars replay (5)</text:p>
          </draw:text-box>
        </draw:frame>
        <draw:line draw:style-name="gr3" draw:text-style-name="P1" draw:layer="layout" svg:x1="39.608cm" svg:y1="11.922cm" svg:x2="42.656cm" svg:y2="11.922cm">
          <text:p/>
        </draw:line>
        <draw:line draw:style-name="gr6" draw:text-style-name="P1" draw:layer="layout" svg:x1="6.842cm" svg:y1="14.081cm" svg:x2="45.45cm" svg:y2="14.081cm">
          <text:p/>
        </draw:line>
        <draw:line draw:style-name="gr6" draw:text-style-name="P1" draw:layer="layout" svg:x1="6.842cm" svg:y1="12.938cm" svg:x2="6.842cm" svg:y2="14.081cm">
          <text:p/>
        </draw:line>
        <draw:line draw:style-name="gr3" draw:text-style-name="P1" draw:layer="layout" svg:x1="45.45cm" svg:y1="14.081cm" svg:x2="45.45cm" svg:y2="13.065cm">
          <text:p/>
        </draw:line>
        <draw:frame draw:style-name="gr5" draw:layer="layout" svg:width="4.418cm" svg:height="1.016cm" svg:x="26.654cm" svg:y="9.763cm">
          <draw:text-box>
            <text:p>mars fetch (4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Ultrafine_20_Dashed" svg:stroke-color="#000000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Liepold</meta:initial-creator>
    <meta:creation-date>2014-03-25T08:13:20</meta:creation-date>
    <dc:date>2014-03-25T08:45:48</dc:date>
    <dc:creator>Frank Liepold</dc:creator>
    <meta:editing-duration>PT16M51S</meta:editing-duration>
    <meta:editing-cycles>4</meta:editing-cycles>
    <meta:generator>LibreOffice/3.5$Linux_X86_64 LibreOffice_project/350m1$Build-2</meta:generator>
    <meta:document-statistic meta:object-count="23"/>
  </office:meta>
</office:document-meta>
</file>